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17cd94" officeooo:paragraph-rsid="0017cd94"/>
    </style:style>
    <style:style style:name="P2" style:family="paragraph" style:parent-style-name="Text_20_body">
      <style:text-properties officeooo:rsid="001a83be" officeooo:paragraph-rsid="001a83be"/>
    </style:style>
    <style:style style:name="T1" style:family="text">
      <style:text-properties officeooo:rsid="00183da2"/>
    </style:style>
    <style:style style:name="T2" style:family="text">
      <style:text-properties officeooo:rsid="001c617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ubtitle">Week 1 Python Applications Miika Nissi</text:p>
      <text:p text:style-name="Text_20_body"/>
      <text:p text:style-name="P1">I have previously installed python3 on my windows boot as well as my linux debian boot. <text:span text:style-name="T1">I am mainly using Debian and the installation process for it is very simple. All you have to do is run the command “sudo apt install python3”. This should succesfully install python on your debian machine. Now you can start using python by typing python3 on the terminal. To exit python you use the command exit(). If you want to run a python file all you have to do is call “python3 filename.py”. </text:span></text:p>
      <text:p text:style-name="P2">For windows the installation process is a little different and you have to download it from python.org first and run the installation. <text:span text:style-name="T2">After installation you can use python from the command prompt, powershell or python shell for example. The process of using python3 on linux and windows is basically identical. You can create .py files and run them using python3 on command line or using a shell to run modul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09T23:34:26.532841593</meta:creation-date>
    <dc:date>2020-05-09T23:42:26.061955057</dc:date>
    <meta:editing-duration>PT7M56S</meta:editing-duration>
    <meta:editing-cycles>7</meta:editing-cycles>
    <meta:generator>LibreOffice/6.1.5.2$Linux_X86_64 LibreOffice_project/10$Build-2</meta:generator>
    <meta:document-statistic meta:table-count="0" meta:image-count="0" meta:object-count="0" meta:page-count="1" meta:paragraph-count="3" meta:word-count="165" meta:character-count="936" meta:non-whitespace-character-count="772"/>
  </office:meta>
</office:document-meta>
</file>